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decision-matrix"/>Decision Matrix<text:bookmark-end text:name="decision-matrix"/></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2/decision-matrix" office:name=""><text:span text:style-name="Definition">https://blueprint.ecohubs.community/articles/rcos-templates/layer-2/decision-matrix</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2 — Governance &amp; Decision Logic</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2-governance-decision-logic#42-decision-mechanisms" office:name=""><text:span text:style-name="Definition">§4.2</text:span></text:a>, <text:a xlink:type="simple" xlink:href="https://blueprint.ecohubs.community/articles/rcos-core/v0-1/layer-2-governance-decision-logic#44-decision-matrix" office:name=""><text:span text:style-name="Definition">§4.4</text:span></text:a>, <text:a xlink:type="simple" xlink:href="https://blueprint.ecohubs.community/articles/rcos-core/v0-1/layer-2-governance-decision-logic#47-artifacts" office:name=""><text:span text:style-name="Definition">§4.7</text:span></text:a></text:p>
        </text:list-item>
      </text:list>
      <text:p text:style-name="P3">Maps every decision type and domain to an authorized role or body, mechanism, threshold, and escalation path. Decisions made outside this matrix are considered invalid.</text:p>
      <text:p text:style-name="Horizontal_20_Line"/>
      <text:h text:style-name="Heading_20_2" text:outline-level="2"><text:bookmark-start text:name="voting-principles"/>Voting Principles<text:bookmark-end text:name="voting-principles"/></text:h>
      <text:p text:style-name="First_20_paragraph"><text:span text:style-name="T2">RCOS clauses: </text:span><text:a xlink:type="simple" xlink:href="https://blueprint.ecohubs.community/articles/rcos-core/v0-1/layer-2-governance-decision-logic#42-decision-mechanisms" office:name=""><text:span text:style-name="Definition"><text:span text:style-name="T2">4.2.1</text:span></text:span></text:a><text:span text:style-name="T2">, </text:span><text:a xlink:type="simple" xlink:href="https://blueprint.ecohubs.community/articles/rcos-core/v0-1/layer-2-governance-decision-logic#42-decision-mechanisms" office:name=""><text:span text:style-name="Definition"><text:span text:style-name="T2">4.2.3</text:span></text:span></text:a><text:span text:style-name="T2">, </text:span><text:a xlink:type="simple" xlink:href="https://blueprint.ecohubs.community/articles/rcos-core/v0-1/layer-2-governance-decision-logic#42-decision-mechanisms" office:name=""><text:span text:style-name="Definition"><text:span text:style-name="T2">4.2.4</text:span></text:span></text:a></text:p>
      <text:p text:style-name="P4"><text:span text:style-name="T1">Rationale — Why pin down mechanism, threshold, and timing</text:span></text:p>
      <text:p text:style-name="P4">A vote without a predefined mechanism, threshold, and deliberation window is an invitation to manufacture outcomes after the fact — whoever counts the votes or sets the clock wins. Declaring these parameters in advance makes every collective decision reproducible and contestable on the same terms, regardless of who is in the room.</text:p>
      <text:p text:style-name="P5"><text:span text:style-name="T1">Instructions — How to fill this in</text:span></text:p>
      <text:p text:style-name="P5">State the voting platform, the threshold for each decision type, the deliberation period, the tie rule, the re-vote rule, and any delegated-authority spending or scope limit.</text:p>
      <text:list text:style-name="L3">
        <text:list-item>
          <text:p text:style-name="P6"><text:span text:style-name="T1">Voting platform:</text:span> <text:span text:style-name="T2">&lt;e.g. Snapshot, Loomio, in-person consensus.&gt;</text:span></text:p>
        </text:list-item>
        <text:list-item>
          <text:p text:style-name="P6"><text:span text:style-name="T1">Operational threshold:</text:span> <text:span text:style-name="T2">&lt;e.g. no vote required — delegated to the relevant operational role holder per the Role Registry.&gt;</text:span></text:p>
        </text:list-item>
        <text:list-item>
          <text:p text:style-name="P6"><text:span text:style-name="T1">Strategic threshold:</text:span> <text:span text:style-name="T2">&lt;e.g. simple majority (&gt;50%); minimum X-day deliberation.&gt;</text:span></text:p>
        </text:list-item>
        <text:list-item>
          <text:p text:style-name="P6"><text:span text:style-name="T1">Constitutional threshold:</text:span> <text:span text:style-name="T2">&lt;e.g. supermajority (≥⅔); minimum Y-day deliberation; Z-day ratification period.&gt;</text:span></text:p>
        </text:list-item>
        <text:list-item>
          <text:p text:style-name="P6"><text:span text:style-name="T1">Tied vote:</text:span> <text:span text:style-name="T2">&lt;e.g. proposal fails; status quo maintained.&gt;</text:span></text:p>
        </text:list-item>
        <text:list-item>
          <text:p text:style-name="P6"><text:span text:style-name="T1">Re-vote:</text:span> <text:span text:style-name="T2">&lt;e.g. any Full Member may trigger a re-vote with a written reasoned objection citing a consideration not addressed during deliberation.&gt;</text:span></text:p>
        </text:list-item>
        <text:list-item>
          <text:p text:style-name="P6"><text:span text:style-name="T1">Reasoned objection:</text:span> <text:span text:style-name="T2">&lt;define what qualifies as a reasoned objection — cite a specific consideration not raised during deliberation; general disagreement does not qualify.&gt;</text:span></text:p>
        </text:list-item>
        <text:list-item>
          <text:p text:style-name="P6"><text:span text:style-name="T1">Delegated authority spending limit:</text:span> <text:span text:style-name="T2">&lt;e.g. €0; or define a threshold under which delegated spending is allowed.&gt;</text:span></text:p>
        </text:list-item>
        <text:list-item>
          <text:p text:style-name="P6"/>
        </text:list-item>
      </text:list>
      <text:p text:style-name="Horizontal_20_Line"/>
      <text:h text:style-name="Heading_20_2" text:outline-level="2"><text:bookmark-start text:name="matrix"/>Matrix<text:bookmark-end text:name="matrix"/></text:h>
      <text:p text:style-name="First_20_paragraph"><text:span text:style-name="T2">RCOS clauses: </text:span><text:a xlink:type="simple" xlink:href="https://blueprint.ecohubs.community/articles/rcos-core/v0-1/layer-2-governance-decision-logic#44-decision-matrix" office:name=""><text:span text:style-name="Definition"><text:span text:style-name="T2">4.4.1</text:span></text:span></text:a><text:span text:style-name="T2">, </text:span><text:a xlink:type="simple" xlink:href="https://blueprint.ecohubs.community/articles/rcos-core/v0-1/layer-2-governance-decision-logic#44-decision-matrix" office:name=""><text:span text:style-name="Definition"><text:span text:style-name="T2">4.4.2</text:span></text:span></text:a><text:span text:style-name="T2">, </text:span><text:a xlink:type="simple" xlink:href="https://blueprint.ecohubs.community/articles/rcos-core/v0-1/layer-2-governance-decision-logic#44-decision-matrix" office:name=""><text:span text:style-name="Definition"><text:span text:style-name="T2">4.4.3</text:span></text:span></text:a><text:span text:style-name="T2">, </text:span><text:a xlink:type="simple" xlink:href="https://blueprint.ecohubs.community/articles/rcos-core/v0-1/layer-2-governance-decision-logic#44-decision-matrix" office:name=""><text:span text:style-name="Definition"><text:span text:style-name="T2">4.4.4</text:span></text:span></text:a></text:p>
      <text:p text:style-name="P7"><text:span text:style-name="T1">Rationale — Why a single authoritative matrix</text:span></text:p>
      <text:p text:style-name="P7">If the rules for who decides what live in people’s heads, authority becomes whatever the loudest or most senior person says it is. A public matrix that binds every decision to a domain, body, mechanism, and threshold makes out-of-scope action visible the moment it happens — and makes any decision made outside it invalid by construction.</text:p>
      <text:p text:style-name="P8"><text:span text:style-name="T1">Instructions — How to fill this in</text:span></text:p>
      <text:p text:style-name="P8">For each decision domain (membership, treasury, platform, partnerships, governance, etc.), set the decision type, the authorized body, who is eligible to participate, the mechanism, threshold, blocking conditions, and escalation p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ecision Domain</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Eligible Participants</text:p>
            </table:table-cell>
            <table:table-cell table:style-name="TableHeaderRowCell" office:value-type="string">
              <text:p text:style-name="Table_20_Heading">Mechanism</text:p>
            </table:table-cell>
            <table:table-cell table:style-name="TableHeaderRowCell" office:value-type="string">
              <text:p text:style-name="Table_20_Heading">Threshold</text:p>
            </table:table-cell>
            <table:table-cell table:style-name="TableHeaderRowCell" office:value-type="string">
              <text:p text:style-name="Table_20_Heading">Blocking / Veto conditions</text:p>
            </table:table-cell>
            <table:table-cell table:style-name="TableHeaderRowCell" office:value-type="string">
              <text:p text:style-name="Table_20_Heading">Escalation</text:p>
            </table:table-cell>
          </table:table-row>
        </table:table-header-rows>
        <table:table-row>
          <table:table-cell table:style-name="TableRowCell" office:value-type="string">
            <text:p text:style-name="Table_20_Contents"><text:span text:style-name="T2">&lt;e.g. Membership admission&gt;</text:span></text:p>
          </table:table-cell>
          <table:table-cell table:style-name="TableRowCell" office:value-type="string">
            <text:p text:style-name="Table_20_Contents"><text:span text:style-name="T2">&lt;Operational / Strategic / Constitutional&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vote / delegated&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reasury spending — smal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Treasury spending — larg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Governance rule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Primary purpose / invariant changes&gt;</text:span></text:p>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9"><text:span text:style-name="T1">Operational role holders:</text:span> Each operational decision is executed by the named role holder responsible for that domain, acting within their defined scope per the Role Registry (Layer 5). Where a decision spans multiple domains, each role holder acts within their own scope.</text:p>
      <text:h text:style-name="Heading_20_2" text:outline-level="2"><text:bookmark-start text:name="decision-type-definitions"/>Decision Type Definitions<text:bookmark-end text:name="decision-type-definitions"/></text:h>
      <text:p text:style-name="First_20_paragraph"><text:span text:style-name="T2">RCOS clauses: </text:span><text:a xlink:type="simple" xlink:href="https://blueprint.ecohubs.community/articles/rcos-core/v0-1/layer-2-governance-decision-logic#41-decision-types" office:name=""><text:span text:style-name="Definition"><text:span text:style-name="T2">4.1.1</text:span></text:span></text:a><text:span text:style-name="T2">, </text:span><text:a xlink:type="simple" xlink:href="https://blueprint.ecohubs.community/articles/rcos-core/v0-1/layer-2-governance-decision-logic#41-decision-types" office:name=""><text:span text:style-name="Definition"><text:span text:style-name="T2">4.1.2</text:span></text:span></text:a><text:span text:style-name="T2">, </text:span><text:a xlink:type="simple" xlink:href="https://blueprint.ecohubs.community/articles/rcos-core/v0-1/layer-2-governance-decision-logic#41-decision-types" office:name=""><text:span text:style-name="Definition"><text:span text:style-name="T2">4.1.3</text:span></text:span></text:a><text:span text:style-name="T2">, </text:span><text:a xlink:type="simple" xlink:href="https://blueprint.ecohubs.community/articles/rcos-core/v0-1/layer-2-governance-decision-logic#41-decision-types" office:name=""><text:span text:style-name="Definition"><text:span text:style-name="T2">4.1.4</text:span></text:span></text:a><text:span text:style-name="T2">, </text:span><text:a xlink:type="simple" xlink:href="https://blueprint.ecohubs.community/articles/rcos-core/v0-1/layer-2-governance-decision-logic#41-decision-types" office:name=""><text:span text:style-name="Definition"><text:span text:style-name="T2">4.1.5</text:span></text:span></text:a></text:p>
      <text:p text:style-name="P10"><text:span text:style-name="T1">Rationale — Why classify every decision</text:span></text:p>
      <text:p text:style-name="P10">Without a type, every decision gets handled at whatever speed and scrutiny happens to suit the moment — routine changes stall in debate, and constitutional shifts slip through unnoticed. Fixed types tie the weight of a decision to the process it must pass through, and the default-higher rule closes the gap where ambiguity would otherwise be exploited.</text:p>
      <text:p text:style-name="P11"><text:span text:style-name="T1">Instructions — How to fill this in</text:span></text:p>
      <text:p text:style-name="P11">Define each decision type by what it covers, who executes it, what process it requires, and how disputes about classification are resolved.</text:p>
      <text:list text:style-name="L4">
        <text:list-item>
          <text:p text:style-name="P12"><text:span text:style-name="T1">Operational</text:span> — <text:span text:style-name="T2">&lt;day-to-day functioning within existing rules; executed by the relevant role holder without a vote.&gt;</text:span></text:p>
        </text:list-item>
        <text:list-item>
          <text:p text:style-name="P12"><text:span text:style-name="T1">Strategic</text:span> — <text:span text:style-name="T2">&lt;long-term direction, significant resource allocation, creation/removal of major structures; requires a Full Member vote with a defined deliberation period.&gt;</text:span></text:p>
        </text:list-item>
        <text:list-item>
          <text:p text:style-name="P12"><text:span text:style-name="T1">Constitutional</text:span> — <text:span text:style-name="T2">&lt;changes to Layer 0 (purpose, scope, invariants) or to the governance system itself; requires a Full Member vote, supermajority, and a ratification period.&gt;</text:span></text:p>
        </text:list-item>
      </text:list>
      <text:p text:style-name="P13">If a decision cannot be clearly classified, it defaults to the higher-impact type.</text:p>
      <text:p text:style-name="Horizontal_20_Line"/>
      <text:h text:style-name="Heading_20_2" text:outline-level="2"><text:bookmark-start text:name="ratification-record"/>Ratification Record<text:bookmark-end text:name="ratification-record"/></text:h>
      <text:list text:style-name="L5">
        <text:list-item>
          <text:p text:style-name="P14"><text:span text:style-name="T1">Adopted:</text:span> </text:p>
        </text:list-item>
        <text:list-item>
          <text:p text:style-name="P14"><text:span text:style-name="T1">Decision type:</text:span> Constitutional</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3Z</meta:creation-date>
    <dc:date>2026-04-29T00:55:53Z</dc:date>
    <meta:user-defined meta:name="title-meta" meta:value-type="string">Decision Matrix</meta:user-defined>
  </office:meta>
</office:document-meta>
</file>